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 style:list-style-name="L1">
      <style:text-properties fo:font-weight="normal" officeooo:rsid="0020ed05" officeooo:paragraph-rsid="0020ed05" style:font-weight-asian="normal" style:font-weight-complex="normal"/>
    </style:style>
    <style:style style:name="P10" style:family="paragraph" style:parent-style-name="Table_20_Contents">
      <style:text-properties officeooo:rsid="0021100f" officeooo:paragraph-rsid="0021100f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1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10">1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1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2">No Aircraft Nearb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are no neighbors nearby to interact with. <text:s/>In seeing that there is no one nearby, the collision avoidance algorithm, when checking nearby neighbors, should not recommend any change in direction or cours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If the collision avoidance recommends flight changes when unnecessary, it isn’t functioning correctl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4010404091944313267" text:style-name="L1">
              <text:list-item>
                <text:p text:style-name="P9">UC-002</text:p>
              </text:list-item>
              <text:list-item>
                <text:p text:style-name="P9">UC-003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9:13.305401627</dc:date>
    <meta:editing-duration>PT37M7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72" meta:character-count="1155" meta:non-whitespace-character-count="1013"/>
  </office:meta>
</office:document-meta>
</file>